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79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Factura Nro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Descripcion</text:p>
          </table:table-cell>
          <table:table-cell table:style-name="ce1" office:value-type="string" calcext:value-type="string">
            <text:p>Para</text:p>
          </table:table-cell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TOT X MES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date" office:date-value="2018-02-01" calcext:value-type="date">
            <text:p>02/01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18-02-02" calcext:value-type="date">
            <text:p>02/02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[.E9]+[.E8]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18-01-03" calcext:value-type="date">
            <text:p>01/03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18-01-03" calcext:value-type="date">
            <text:p>01/03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formula="of:=[.E11]+[.E10]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18-03-04" calcext:value-type="date">
            <text:p>03/04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Default" office:value-type="string" calcext:value-type="string">
            <text:p>27/04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10000" calcext:value-type="float">
            <text:p>10000</text:p>
          </table:table-cell>
          <table:table-cell table:formula="of:=SUM([.E12:.E14])" office:value-type="float" office:value="41800" calcext:value-type="float">
            <text:p>4180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18-02-05" calcext:value-type="date">
            <text:p>02/05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SUM([.E15:.E16])" office:value-type="float" office:value="31800" calcext:value-type="float">
            <text:p>31800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18-04-06" calcext:value-type="date">
            <text:p>04/06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formula="of:=SUM([.E17:.E19])" office:value-type="float" office:value="36800" calcext:value-type="float">
            <text:p>368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18-02-07" calcext:value-type="date">
            <text:p>02/07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formula="of:=SUM([.E20:.E23])" office:value-type="float" office:value="46800" calcext:value-type="float">
            <text:p>46800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Adelanto SIST OSDE</text:p>
          </table:table-cell>
          <table:table-cell office:value-type="string" calcext:value-type="string">
            <text:p>SCIENZA</text:p>
          </table:table-cell>
          <table:table-cell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18-02-08" calcext:value-type="date">
            <text:p>02/08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18-10-08" calcext:value-type="date">
            <text:p>10/08/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4400" calcext:value-type="float">
            <text:p>14400</text:p>
          </table:table-cell>
          <table:table-cell table:formula="of:=SUM([.E24:.E27])" office:value-type="float" office:value="54200" calcext:value-type="float">
            <text:p>54200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18-04-09" calcext:value-type="date">
            <text:p>04/09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Default" office:value-type="string" calcext:value-type="string">
            <text:p>14/09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Default" office:value-type="string" calcext:value-type="string">
            <text:p>19/09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5000" calcext:value-type="float">
            <text:p>5000</text:p>
          </table:table-cell>
          <table:table-cell table:formula="of:=SUM([.E28:.E31])" office:value-type="float" office:value="41800" calcext:value-type="float">
            <text:p>41800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18-01-10" calcext:value-type="date">
            <text:p>01/10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1000" calcext:value-type="float">
            <text:p>21000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DESARROLLO OSDE</text:p>
          </table:table-cell>
          <table:table-cell office:value-type="string" calcext:value-type="string">
            <text:p>SCIENZA</text:p>
          </table:table-cell>
          <table:table-cell office:value-type="float" office:value="27000" calcext:value-type="float">
            <text:p>27000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18-04-10" calcext:value-type="date">
            <text:p>04/10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Default" office:value-type="string" calcext:value-type="string">
            <text:p>26/10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10000" calcext:value-type="float">
            <text:p>10000</text:p>
          </table:table-cell>
          <table:table-cell table:formula="of:=[.E36]+[.E35]+[.E34]+[.E33]+[.E32]" office:value-type="float" office:value="70800" calcext:value-type="float">
            <text:p>70800</text:p>
          </table:table-cell>
          <table:table-cell table:formula="of:=[.F36]*0.03"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18-01-11" calcext:value-type="date">
            <text:p>01/11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Default" office:value-type="string" calcext:value-type="string">
            <text:p>23/11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CHAVA</text:p>
          </table:table-cell>
          <table:table-cell office:value-type="float" office:value="4000" calcext:value-type="float">
            <text:p>4000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Default" office:value-type="string" calcext:value-type="string">
            <text:p>23/11/2018</text:p>
          </table:table-cell>
          <table:table-cell office:value-type="string" calcext:value-type="string">
            <text:p>FRONT END</text:p>
          </table:table-cell>
          <table:table-cell office:value-type="string" calcext:value-type="string">
            <text:p>GUILLO</text:p>
          </table:table-cell>
          <table:table-cell office:value-type="float" office:value="6000" calcext:value-type="float">
            <text:p>6000</text:p>
          </table:table-cell>
          <table:table-cell table:formula="of:=SUM([.E37:.E41])" office:value-type="float" office:value="51750" calcext:value-type="float">
            <text:p>51750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SOPORTE OSDE</text:p>
          </table:table-cell>
          <table:table-cell office:value-type="string" calcext:value-type="string">
            <text:p>SCIENZA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ACP</text:p>
          </table:table-cell>
          <table:table-cell office:value-type="string" calcext:value-type="string">
            <text:p>SCIENZA</text:p>
          </table:table-cell>
          <table:table-cell office:value-type="float" office:value="26250" calcext:value-type="float">
            <text:p>2625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18-03-12" calcext:value-type="date">
            <text:p>03/12/18</text:p>
          </table:table-cell>
          <table:table-cell office:value-type="string" calcext:value-type="string">
            <text:p>MAMON</text:p>
          </table:table-cell>
          <table:table-cell office:value-type="string" calcext:value-type="string">
            <text:p>SCIENZA</text:p>
          </table:table-cell>
          <table:table-cell office:value-type="float" office:value="13500" calcext:value-type="float">
            <text:p>13500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  <table:table-cell table:formula="of:=SUM([.E6:.E44])" office:value-type="float" office:value="512900" calcext:value-type="float">
            <text:p>512900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4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09:52:43.4915181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12:25:23.107178077</meta:creation-date>
    <dc:date>2018-12-03T10:40:44.946080213</dc:date>
    <meta:editing-duration>PT53M53S</meta:editing-duration>
    <meta:editing-cycles>30</meta:editing-cycles>
    <meta:generator>LibreOffice/5.3.5.2$Linux_X86_64 LibreOffice_project/30m0$Build-2</meta:generator>
    <meta:document-statistic meta:table-count="1" meta:cell-count="213" meta:object-count="0"/>
  </office:meta>
</office:document-meta>
</file>